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48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028cm" svg:stroke-color="#111111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558cm"/>
    </style:style>
    <style:style style:name="gr6" style:family="graphic" style:parent-style-name="standard">
      <style:graphic-properties draw:fill="none" draw:textarea-vertical-align="middle"/>
    </style:style>
    <style:style style:name="gr7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8" style:family="graphic" style:parent-style-name="standard">
      <style:graphic-properties svg:stroke-color="#1c1c1c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5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513cm"/>
    </style:style>
    <style:style style:name="gr12" style:family="graphic" style:parent-style-name="standard">
      <style:graphic-properties svg:stroke-width="0.028cm" svg:stroke-color="#1c1c1c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64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69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1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3.90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1cm" fo:min-width="4.54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1cm" fo:min-width="5.565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color="#1c1c1c"/>
    </style:style>
    <style:style style:name="P4" style:family="paragraph">
      <style:paragraph-properties fo:text-align="center"/>
      <style:text-properties fo:color="#333333"/>
    </style:style>
    <style:style style:name="P5" style:family="paragraph">
      <style:text-properties fo:color="#660066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999999"/>
    </style:style>
    <style:style style:name="T3" style:family="text">
      <style:text-properties fo:color="#999999" fo:font-size="15pt" style:font-size-asian="15pt" style:font-size-complex="15pt"/>
    </style:style>
    <style:style style:name="T4" style:family="text">
      <style:text-properties fo:color="#1c1c1c"/>
    </style:style>
    <style:style style:name="T5" style:family="text">
      <style:text-properties fo:color="#660066"/>
    </style:style>
    <style:style style:name="T6" style:family="text">
      <style:text-properties fo:color="#660066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7cm" svg:height="1.6cm" svg:x="8.5cm" svg:y="1.661cm">
          <text:p text:style-name="P1">.csc file</text:p>
        </draw:rect>
        <draw:rect draw:style-name="gr1" draw:text-style-name="P1" xml:id="id3" draw:id="id3" draw:layer="layout" svg:width="3.7cm" svg:height="1.4cm" svg:x="11.5cm" svg:y="5.661cm">
          <text:p text:style-name="P1">FuncTree</text:p>
        </draw:rect>
        <draw:frame draw:style-name="gr2" draw:text-style-name="P2" draw:layer="layout" svg:width="2.987cm" svg:height="0.839cm" svg:x="12.013cm" svg:y="3.861cm">
          <draw:text-box>
            <text:p><text:span text:style-name="T1">Generates</text:span></text:p>
          </draw:text-box>
        </draw:frame>
        <draw:rect draw:style-name="gr1" draw:text-style-name="P1" xml:id="id2" draw:id="id2" draw:layer="layout" svg:width="3.7cm" svg:height="1.4cm" svg:x="8.4cm" svg:y="9.461cm">
          <text:p text:style-name="P1">SnapQueue</text:p>
        </draw:rect>
        <draw:frame draw:style-name="gr2" draw:text-style-name="P2" draw:layer="layout" svg:width="2.987cm" svg:height="0.839cm" svg:x="7.113cm" svg:y="6.061cm">
          <draw:text-box>
            <text:p><text:span text:style-name="T1">Generates</text:span></text:p>
          </draw:text-box>
        </draw:frame>
        <draw:connector draw:name="Generates" draw:style-name="gr3" draw:text-style-name="P1" draw:layer="layout" draw:type="line" svg:x1="10.35cm" svg:y1="3.261cm" svg:x2="10.25cm" svg:y2="9.461cm" draw:start-shape="id1" draw:start-glue-point="2" draw:end-shape="id2" draw:end-glue-point="0" svg:d="M10350 3261l-100 6200">
          <svg:title>Generates</svg:title>
          <text:p/>
        </draw:connector>
        <draw:connector draw:style-name="gr3" draw:text-style-name="P1" draw:layer="layout" draw:type="line" svg:x1="10.35cm" svg:y1="3.261cm" svg:x2="13.35cm" svg:y2="5.661cm" draw:start-shape="id1" draw:start-glue-point="2" draw:end-shape="id3" draw:end-glue-point="0" svg:d="M10350 3261l3000 2400">
          <text:p/>
        </draw:connector>
        <draw:connector draw:style-name="gr3" draw:text-style-name="P1" draw:layer="layout" draw:type="line" svg:x1="13.35cm" svg:y1="7.061cm" svg:x2="10.25cm" svg:y2="9.461cm" draw:start-shape="id3" draw:start-glue-point="2" draw:end-shape="id2" draw:end-glue-point="0" svg:d="M13350 7061l-3100 2400">
          <text:p/>
        </draw:connector>
        <draw:ellipse draw:style-name="gr4" draw:text-style-name="P1" draw:layer="layout" svg:width="10.667cm" svg:height="10.725cm" svg:x="5.1cm" svg:y="1.061cm">
          <text:p/>
        </draw:ellipse>
        <draw:frame draw:style-name="gr5" draw:layer="layout" svg:width="4.058cm" svg:height="0.963cm" svg:x="1cm" svg:y="5.361cm">
          <draw:text-box>
            <text:p>cosmoscope</text:p>
          </draw:text-box>
        </draw:frame>
        <draw:rect draw:style-name="gr1" draw:text-style-name="P1" xml:id="id5" draw:id="id5" draw:layer="layout" svg:width="5.4cm" svg:height="2cm" svg:x="7.5cm" svg:y="14.8cm">
          <text:p text:style-name="P1">Cosmovertor</text:p>
          <text:p text:style-name="P1">(SDL)</text:p>
        </draw:rect>
        <draw:rect draw:style-name="gr6" draw:text-style-name="P1" xml:id="id4" draw:id="id4" draw:layer="layout" svg:width="5cm" svg:height="2.1cm" svg:x="14.6cm" svg:y="13.1cm">
          <text:p text:style-name="P1"><text:span text:style-name="T2">CosmosGate</text:span></text:p>
          <text:p text:style-name="P1"><text:span text:style-name="T3">(SFML, or any </text:span></text:p>
          <text:p text:style-name="P1"><text:span text:style-name="T3">graphic library)</text:span></text:p>
        </draw:rect>
        <draw:connector draw:style-name="gr7" draw:text-style-name="P1" draw:layer="layout" draw:type="line" svg:x1="10.25cm" svg:y1="10.861cm" svg:x2="17.1cm" svg:y2="13.1cm" draw:start-shape="id2" draw:start-glue-point="2" draw:end-shape="id4" draw:end-glue-point="0" svg:d="M10250 10861l6850 2239">
          <text:p/>
        </draw:connector>
        <draw:rect draw:style-name="gr1" draw:text-style-name="P3" xml:id="id6" draw:id="id6" draw:layer="layout" svg:width="4.7cm" svg:height="1.7cm" svg:x="7.9cm" svg:y="18.1cm">
          <text:p text:style-name="P1"><text:span text:style-name="T4">SnapQueue </text:span></text:p>
          <text:p text:style-name="P1"><text:span text:style-name="T4">(SDL)</text:span></text:p>
        </draw:rect>
        <draw:connector draw:style-name="gr3" draw:text-style-name="P1" draw:layer="layout" draw:type="line" svg:x1="10.2cm" svg:y1="16.8cm" svg:x2="10.25cm" svg:y2="18.1cm" draw:start-shape="id5" draw:start-glue-point="2" draw:end-shape="id6" draw:end-glue-point="0" svg:d="M10200 16800l50 1300">
          <text:p/>
        </draw:connector>
        <draw:circle draw:style-name="gr8" draw:text-style-name="P4" draw:layer="layout" svg:width="7.9cm" svg:height="7.9cm" svg:x="6.2cm" svg:y="13.4cm">
          <text:p/>
        </draw:circle>
        <draw:connector draw:style-name="gr3" draw:text-style-name="P1" draw:layer="layout" draw:type="line" svg:x1="10.2cm" svg:y1="14.8cm" svg:x2="10.25cm" svg:y2="10.861cm" draw:start-shape="id5" draw:start-glue-point="0" draw:end-shape="id2" svg:d="M10200 14800l50-3939">
          <text:p/>
        </draw:connector>
        <draw:frame draw:style-name="gr9" draw:text-style-name="P2" draw:layer="layout" svg:width="2.039cm" svg:height="0.839cm" svg:x="10.561cm" svg:y="12.161cm">
          <draw:text-box>
            <text:p><text:span text:style-name="T1">Reads</text:span></text:p>
          </draw:text-box>
        </draw:frame>
        <draw:frame draw:style-name="gr10" draw:layer="layout" svg:width="5.574cm" svg:height="0.963cm" svg:x="0.887cm" svg:y="15cm">
          <draw:text-box>
            <text:p>cosmovertor_SDL</text:p>
          </draw:text-box>
        </draw:frame>
        <draw:frame draw:style-name="gr11" draw:text-style-name="P2" draw:layer="layout" svg:width="2.013cm" svg:height="0.839cm" svg:x="12.6cm" svg:y="8.061cm">
          <draw:text-box>
            <text:p><text:span text:style-name="T1">Writes</text:span></text:p>
          </draw:text-box>
        </draw:frame>
        <draw:frame draw:style-name="gr11" draw:text-style-name="P2" draw:layer="layout" svg:width="2.013cm" svg:height="0.839cm" svg:x="10.487cm" svg:y="17.161cm">
          <draw:text-box>
            <text:p><text:span text:style-name="T1">Writes</text:span></text:p>
          </draw:text-box>
        </draw:frame>
        <draw:rect draw:style-name="gr1" draw:text-style-name="P1" xml:id="id7" draw:id="id7" draw:layer="layout" svg:width="4.9cm" svg:height="1.5cm" svg:x="7.8cm" svg:y="23.3cm">
          <text:p text:style-name="P1">CosmosDrawer</text:p>
        </draw:rect>
        <draw:connector draw:style-name="gr3" draw:text-style-name="P1" draw:layer="layout" draw:type="line" svg:x1="10.25cm" svg:y1="23.3cm" svg:x2="10.25cm" svg:y2="19.8cm" draw:start-shape="id7" draw:start-glue-point="0" draw:end-shape="id6" draw:end-glue-point="2" svg:d="M10250 23300v-3500">
          <text:p/>
        </draw:connector>
        <draw:ellipse draw:style-name="gr12" draw:text-style-name="P1" draw:layer="layout" svg:width="8.449cm" svg:height="6cm" svg:x="5.951cm" svg:y="22.4cm">
          <text:p/>
        </draw:ellipse>
        <draw:frame draw:style-name="gr13" draw:text-style-name="P2" draw:layer="layout" svg:width="5.142cm" svg:height="0.839cm" svg:x="10.558cm" svg:y="21.4cm">
          <draw:text-box>
            <text:p><text:span text:style-name="T1">Reads and displays</text:span></text:p>
          </draw:text-box>
        </draw:frame>
        <draw:rect draw:style-name="gr1" draw:text-style-name="P1" xml:id="id8" draw:id="id8" draw:layer="layout" svg:width="5.2cm" svg:height="1.3cm" svg:x="7.6cm" svg:y="26.1cm">
          <text:p text:style-name="P1">Window Manager</text:p>
        </draw:rect>
        <draw:frame draw:style-name="gr14" draw:layer="layout" svg:width="6.192cm" svg:height="0.963cm" svg:x="1.086cm" svg:y="22.4cm">
          <draw:text-box>
            <text:p>cosmosdrawer_SDL</text:p>
          </draw:text-box>
        </draw:frame>
        <draw:connector draw:style-name="gr3" draw:text-style-name="P1" draw:layer="layout" draw:type="line" svg:x1="10.2cm" svg:y1="26.1cm" svg:x2="10.25cm" svg:y2="24.8cm" draw:start-shape="id8" draw:start-glue-point="0" draw:end-shape="id7" draw:end-glue-point="2" svg:d="M10200 26100l50-1300">
          <text:p/>
        </draw:connector>
        <draw:frame draw:style-name="gr15" draw:text-style-name="P2" draw:layer="layout" svg:width="1.683cm" svg:height="0.839cm" svg:x="10.561cm" svg:y="24.861cm">
          <draw:text-box>
            <text:p><text:span text:style-name="T1">Calls</text:span></text:p>
          </draw:text-box>
        </draw:frame>
        <draw:frame draw:style-name="gr16" draw:text-style-name="P5" draw:layer="layout" svg:width="4.409cm" svg:height="2.139cm" svg:x="15.4cm" svg:y="1.961cm">
          <draw:text-box>
            <text:p><text:span text:style-name="T5">Cosmic units</text:span></text:p>
            <text:p><text:span text:style-name="T6">(all normalized : </text:span></text:p>
            <text:p><text:span text:style-name="T6">0.0 → 1.0)</text:span></text:p>
          </draw:text-box>
        </draw:frame>
        <draw:frame draw:style-name="gr17" draw:text-style-name="P5" draw:layer="layout" svg:width="5.044cm" svg:height="1.551cm" svg:x="14.7cm" svg:y="16.949cm">
          <draw:text-box>
            <text:p><text:span text:style-name="T5">Unit conversion </text:span></text:p>
            <text:p><text:span text:style-name="T6">(Cosmovertor)</text:span></text:p>
          </draw:text-box>
        </draw:frame>
        <draw:frame draw:style-name="gr18" draw:text-style-name="P5" draw:layer="layout" svg:width="6.065cm" svg:height="1.551cm" svg:x="13.8cm" svg:y="26.749cm">
          <draw:text-box>
            <text:p><text:span text:style-name="T5">SDL/Standard units</text:span></text:p>
            <text:p><text:span text:style-name="T6">(pixels, rgba,radians,...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4-13T14:09:25.03</meta:creation-date>
    <dc:date>2022-04-14T16:29:41.36</dc:date>
    <meta:editing-duration>PT7H53M41S</meta:editing-duration>
    <meta:editing-cycles>2</meta:editing-cycles>
    <meta:generator>OpenOffice/4.1.11$Win32 OpenOffice.org_project/4111m1$Build-9808</meta:generator>
    <meta:document-statistic meta:object-count="32"/>
  </office:meta>
</office:document-meta>
</file>